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FA= “Q=” STATES<text:s/>“;” <text:s/>“E=” ALPHABET “;” <text:s/>“S=” TRANSITIONS “;” <text:s/>“q0=” STARTINGSTATE “;” <text:s/>“F=” FINALSTATES “;”</text:p>
      <text:p text:style-name="Normal"/>
      <text:p text:style-name="Normal">STATES=”{” <text:s/>[<text:s/>STATE {“ , ” STATE} <text:s/>]<text:s/>“}”</text:p>
      <text:p text:style-name="Normal">STATE=LETTER { LETTER | DIGIT }</text:p>
      <text:p text:style-name="Normal">LETTER = ”a” | … | “z” | ”A”| … | “Z”</text:p>
      <text:p text:style-name="Normal">DIGIT = “0” | “1” | .. | “9”</text:p>
      <text:p text:style-name="Normal"><text:s/></text:p>
      <text:p text:style-name="Normal">ALPHABET = ”{” <text:s/>[ELEMENTOFALPHABET<text:s/><text:s/>{“ , ” ELEMENTOFALPHABET }<text:s text:c="2"/>]<text:s text:c="2"/>“}”</text:p>
      <text:p text:style-name="Normal">ELEMENTOFALPHABET= [LETTER | DIGIT<text:s/>]<text:s/></text:p>
      <text:p text:style-name="Normal"/>
      <text:p text:style-name="Normal">TRANSITIONS = ”{” <text:s/>[<text:s/>TRANSITION<text:s text:c="2"/>{“ , ” TRANSITION<text:s/>}<text:s/><text:s/>]<text:s/>“}”<text:s/></text:p>
      <text:p text:style-name="Normal">TRANSITION = <text:s/>“(” STATE “,”<text:s/>ELEMENTOFALPHABET<text:s/><text:s/>“)”<text:s/>“-&gt;” STATE <text:s/></text:p>
      <text:p text:style-name="Normal"><text:s/></text:p>
      <text:p text:style-name="Normal">STARTINGSTATE=<text:s/>STATE</text:p>
      <text:p text:style-name="Normal"/>
      <text:p text:style-name="Normal">FINALSTATES=”{” <text:s/>[ STATE {“ , ” STATE} <text:s/>] “}”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an Tiutiu</meta:initial-creator>
    <dc:creator>Natan Tiutiu</dc:creator>
    <meta:creation-date>2020-11-09T09:18:00Z</meta:creation-date>
    <dc:date>2020-11-09T10:00:00Z</dc:date>
    <meta:template xlink:href="Normal" xlink:type="simple"/>
    <meta:editing-cycles>2</meta:editing-cycles>
    <meta:editing-duration>PT1740S</meta:editing-duration>
    <meta:document-statistic meta:page-count="1" meta:paragraph-count="1" meta:word-count="82" meta:character-count="555" meta:row-count="3" meta:non-whitespace-character-count="474"/>
  </office:meta>
</office:document-meta>
</file>